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Courier New" svg:font-family="'Courier New'"/>
    <style:font-face style:name="OpenSymbol1" svg:font-family="OpenSymbol"/>
    <style:font-face style:name="OpenSymbol2" svg:font-family="OpenSymbol, 'Arial Unicode MS'"/>
    <style:font-face style:name="Tahoma1" svg:font-family="Tahoma"/>
    <style:font-face style:name="Courier New1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0.5pt" style:font-size-asian="10.5pt" style:font-size-complex="10.5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paragraph-properties style:line-height-at-least="0.176cm" fo:text-align="justify" style:justify-single-word="false">
        <style:tab-stops>
          <style:tab-stop style:position="0.025cm"/>
        </style:tab-stops>
      </style:paragraph-properties>
      <style:text-properties style:font-name="Times New Roman" fo:font-size="13pt" style:font-size-asian="13pt" style:font-size-complex="13pt"/>
    </style:style>
    <style:style style:name="P4" style:family="paragraph" style:parent-style-name="Standard">
      <style:paragraph-properties style:line-height-at-least="0.176cm" fo:text-align="justify" style:justify-single-word="false"/>
      <style:text-properties fo:color="#000000" style:font-name="Times New Roman" fo:font-size="13pt" fo:font-weight="bold" fo:background-color="#ffffff" style:font-name-asian="Arial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left="1.27cm" fo:margin-right="0cm" fo:text-align="justify" style:justify-single-word="false" fo:text-indent="-0.635cm" style:auto-text-indent="false"/>
      <style:text-properties style:font-name="Times New Roman" fo:font-size="10.5pt" style:font-size-asian="10.5pt" style:font-size-complex="10.5pt"/>
    </style:style>
    <style:style style:name="P6" style:family="paragraph" style:parent-style-name="Standard">
      <style:paragraph-properties style:line-height-at-least="0.176cm" fo:text-align="justify" style:justify-single-word="false" fo:break-before="page">
        <style:tab-stops>
          <style:tab-stop style:position="0.025cm"/>
        </style:tab-stops>
      </style:paragraph-properties>
      <style:text-properties fo:color="#000000" style:font-name="Times New Roman" fo:font-size="13pt" fo:font-weight="bold" fo:background-color="#ffffff" style:font-name-asian="Times New Roman" style:font-size-asian="13pt" style:font-weight-asian="bold" style:font-size-complex="13pt" style:font-weight-complex="bold"/>
    </style:style>
    <style:style style:name="P7" style:family="paragraph" style:parent-style-name="Heading_20_1">
      <style:text-properties style:font-name-complex="Courier New1"/>
    </style:style>
    <style:style style:name="P8" style:family="paragraph" style:parent-style-name="Standard" style:list-style-name="L1">
      <style:paragraph-properties style:line-height-at-least="0.176cm" fo:text-align="justify" style:justify-single-word="false">
        <style:tab-stops/>
      </style:paragraph-properties>
      <style:text-properties fo:color="#000000" style:font-name="Times New Roman" fo:font-size="13pt" fo:background-color="#ffffff" style:font-name-asian="Arial" style:font-size-asian="13pt" style:font-size-complex="13pt"/>
    </style:style>
    <style:style style:name="P9" style:family="paragraph" style:parent-style-name="Standard" style:list-style-name="WW8Num7">
      <style:paragraph-properties style:line-height-at-least="0.176cm" fo:text-align="justify" style:justify-single-word="false">
        <style:tab-stops/>
      </style:paragraph-properties>
      <style:text-properties fo:color="#000000" style:font-name="Times New Roman" fo:font-size="13pt" fo:background-color="#ffffff" style:font-name-asian="Arial" style:font-size-asian="13pt" style:font-size-complex="13pt"/>
    </style:style>
    <style:style style:name="P10" style:family="paragraph" style:parent-style-name="Standard" style:list-style-name="L2">
      <style:paragraph-properties style:line-height-at-least="0.176cm" fo:text-align="justify" style:justify-single-word="false">
        <style:tab-stops/>
      </style:paragraph-properties>
      <style:text-properties fo:color="#000000" style:font-name="Times New Roman" fo:font-size="13pt" fo:background-color="#ffffff" style:font-name-asian="Arial" style:font-size-asian="13pt" style:font-size-complex="13pt"/>
    </style:style>
    <style:style style:name="P11" style:family="paragraph" style:parent-style-name="Standard" style:list-style-name="L3">
      <style:paragraph-properties style:line-height-at-least="0.176cm" fo:text-align="justify" style:justify-single-word="false">
        <style:tab-stops/>
      </style:paragraph-properties>
      <style:text-properties fo:color="#000000" style:font-name="Times New Roman" fo:font-size="13pt" fo:background-color="#ffffff" style:font-name-asian="Arial" style:font-size-asian="13pt" style:font-size-complex="13pt"/>
    </style:style>
    <style:style style:name="P12" style:family="paragraph" style:parent-style-name="Standard" style:list-style-name="L3">
      <style:paragraph-properties style:line-height-at-least="0.176cm" fo:text-align="justify" style:justify-single-word="false" style:text-autospace="none">
        <style:tab-stops/>
      </style:paragraph-properties>
      <style:text-properties fo:color="#000000" style:font-name="Times New Roman" fo:font-size="13pt" fo:language="ru" fo:country="RU" fo:font-style="normal" fo:font-weight="normal" fo:background-color="#ffffff" style:font-name-asian="Ari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P13" style:family="paragraph" style:parent-style-name="Standard" style:list-style-name="WW8Num5">
      <style:paragraph-properties fo:margin-left="1.27cm" fo:margin-right="0cm" fo:text-align="justify" style:justify-single-word="false" fo:text-indent="-0.635cm" style:auto-text-indent="false"/>
      <style:text-properties style:font-name="Times New Roman" fo:font-size="10.5pt" style:font-size-asian="10.5pt" style:font-size-complex="10.5pt"/>
    </style:style>
    <style:style style:name="P14" style:family="paragraph" style:parent-style-name="Standard" style:list-style-name="WW8Num7">
      <style:paragraph-properties fo:margin-left="1.27cm" fo:margin-right="0cm" fo:text-align="start" style:justify-single-word="false" fo:text-indent="-0.635cm" style:auto-text-indent="false"/>
      <style:text-properties style:font-name="Times New Roman" fo:font-size="10.5pt" style:font-size-asian="10.5pt" style:font-size-complex="10.5pt"/>
    </style:style>
    <style:style style:name="T1" style:family="text">
      <style:text-properties style:font-name-complex="Courier New1"/>
    </style:style>
    <style:style style:name="T2" style:family="text">
      <style:text-properties fo:letter-spacing="0.035cm" style:text-underline-style="solid" style:text-underline-width="auto" style:text-underline-color="font-color" fo:font-weight="bold" style:font-weight-asian="bold" style:font-name-complex="Courier New1" style:font-weight-complex="bold"/>
    </style:style>
    <style:style style:name="T3" style:family="text">
      <style:text-properties fo:letter-spacing="0.035cm" style:font-name-complex="Courier New1"/>
    </style:style>
    <style:style style:name="T4" style:family="text">
      <style:text-properties fo:font-weight="bold" style:font-weight-asian="bold"/>
    </style:style>
    <style:style style:name="T5" style:family="text">
      <style:text-properties fo:color="#000000" style:font-name-complex="Courier New1" style:font-style-complex="italic" style:font-weight-complex="bold"/>
    </style:style>
    <style:style style:name="T6" style:family="text">
      <style:text-properties fo:color="#000000" fo:language="ru" fo:country="RU" fo:font-weight="bold" fo:background-color="#ffffff" style:font-name-asian="Times New Roman" style:font-weight-asian="bold" style:font-weight-complex="bold" loext:char-shading-value="0"/>
    </style:style>
    <style:style style:name="T7" style:family="text">
      <style:text-properties fo:color="#000000" fo:font-weight="bold" fo:background-color="#ffffff" style:font-name-asian="Arial" style:font-weight-asian="bold" style:font-weight-complex="bold" loext:char-shading-value="0"/>
    </style:style>
    <style:style style:name="T8" style:family="text">
      <style:text-properties fo:language="ru" fo:country="RU"/>
    </style:style>
    <style:style style:name="T9" style:family="text">
      <style:text-properties fo:language="ru" fo:country="RU" style:font-name-complex="Courier New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Эндопротез ТБС</text:h>
      <text:p text:style-name="P1"><text:span text:style-name="T2">Рекомендовано:</text:span><text:span text:style-name="T3"> <text:s/></text:span></text:p>
      <text:list xml:id="list3842187724558320296" text:style-name="WW8Num5">
        <text:list-item>
          <text:p text:style-name="P13">Ходить с помощью костылей (ходунков) с полной нагрузкой на оперированную ногу до 1,5 - 2 месяцев со дня операции, далее при помощи трости до 3-го мес с момента операции. В дальнейшем возможна ходьба без доп опоры.</text:p>
        </text:list-item>
        <text:list-item>
          <text:p text:style-name="P13">Лечебная физкультура (в соответствии с методическими рекомендациями). До 3 недель <text:span text:style-name="T4">исключить </text:span>сгибание в т/б суставе более 90º, разгибание более 20º, приведение. В дальнейшем – постепенное увеличение амплитуды до нормальных показателей (сгибание 120º, разгибание 20º, приведение/отведение 45º, ротация внутренняя/наружная - 40º</text:p>
        </text:list-item>
        <text:list-item>
          <text:p text:style-name="P13">С 3-й недели обязательно выполнять упражнения для тренировки мышц оперированной ноги, увеличения объема движений в суставе: махи ногой из положения лежа на спине (стремиться поднимать прямую ногу до 45º, выполнять упражнения на кол-во махов и на удержание ноги в поднятом положении); из положения лежа на здоровом боку (отведение прямой ноги до 45º, после обретения способности удерживать ногу в течение 1 мин, выполнять махи вперед-назад из этого положения). Всем упражнениям посвящать не менее 20 мин 3-4 раз в день.</text:p>
        </text:list-item>
        <text:list-item>
          <text:p text:style-name="P13">Бинтование ног эластичными бинтами до 6 недель после операции, продолжение антикоагулянтной терапии до 40 дней с момента операции. </text:p>
        </text:list-item>
        <text:list-item>
          <text:p text:style-name="P13"><text:span text:style-name="T1">Наблюдение травматолога ортопеда. Осмотр в ГКБ 31 после контрольной рентгенографии (Р</text:span><text:span text:style-name="T5">ентгенограммы </text:span><text:span text:style-name="T9">обоих</text:span><text:span text:style-name="T1"> тазобедренных суставов в прямой проекции с захватом бедренных костей до средней трети и оперированного</text:span><text:span text:style-name="T9"> </text:span><text:span text:style-name="T1">тазобедренного сустава в боковой проекции по Лаунштейну - </text:span><text:span text:style-name="T5">выполнить на больших пленках 30х40 см), </text:span><text:span text:style-name="T1">через 3, 6, 12 месяцев. Для консультации с направлением из РТП, паспортом и полисом завести амбулаторную карту 1 кор 1 эт в КДО. </text:span></text:p>
        </text:list-item>
      </text:list>
      <text:p text:style-name="P5"/>
      <text:p text:style-name="P1"/>
      <text:p text:style-name="P1"/>
      <text:p text:style-name="P2">Четыре правила, которые Вам необходимо строго соблюдать:</text:p>
      <text:list xml:id="list4078459029885195621" text:style-name="WW8Num7">
        <text:list-item>
          <text:p text:style-name="P14">Сидя на стуле, кровати, коленные суставы должны находиться ниже, чем тазобедренные (под ягодицы можно подкладывать подушку);</text:p>
        </text:list-item>
        <text:list-item>
          <text:p text:style-name="P14">Избегайте скрещивания ног - как сидя, так и лежа;</text:p>
        </text:list-item>
        <text:list-item>
          <text:p text:style-name="P14">Избегайте чрезмерно низких наклонов вперед;</text:p>
        </text:list-item>
        <text:list-item>
          <text:p text:style-name="P14">Садясь, старайтесь расставить ноги несколько шире, чем обычно;</text:p>
        </text:list-item>
      </text:list>
      <text:p text:style-name="P6">Рекомендации <text:span text:style-name="T8">по ЛФК</text:span>: </text:p>
      <text:p text:style-name="P3"><text:span text:style-name="T6">1. </text:span><text:span text:style-name="T7">Период (начинается на 2-3 день)</text:span></text:p>
      <text:list xml:id="list1558751866272954157" text:style-name="L1">
        <text:list-item>
          <text:p text:style-name="P8">И.п. (исходное положение) — стоя наклон в перёд или в сторону повреждения. Рука опущена мышцы расслабленны. Покачивания прямой руки вперёд и назад.</text:p>
        </text:list-item>
        <text:list-item>
          <text:p text:style-name="P8">Сгибание и разгибание пальцев.</text:p>
        </text:list-item>
        <text:list-item>
          <text:p text:style-name="P8">И.п. — стоя. Сгибание и разгибание в локтевом суставе с помощью здоровой руки.</text:p>
        </text:list-item>
        <text:list-item>
          <text:p text:style-name="P8">И.п. — стоя, наклон в сторону перелома. Рука опущена. Слегка напряжена дельтовидная мышца. Маятникообразные движения в сторону (отведения), вперёд и назад, сгибание и разгибание, небольшие круги больной рукой. Каждое движение 5-6 раз.</text:p>
        </text:list-item>
        <text:list-item>
          <text:p text:style-name="P8">Изометрические напряжения мышц.</text:p>
        </text:list-item>
      </text:list>
      <text:list xml:id="list31374111" text:continue-list="list4078459029885195621" text:style-name="WW8Num7">
        <text:list-header>
          <text:p text:style-name="P9"/>
        </text:list-header>
      </text:list>
      <text:p text:style-name="P4"><text:span text:style-name="T8">2. </text:span>Период (3-4 неделя)</text:p>
      <text:list xml:id="list6181108162426869419" text:style-name="L2">
        <text:list-item>
          <text:p text:style-name="P10">И.п. — руки опущены. Наклон вперёд. Качательные движения прямыми руками, вперёд и назад, вправо и влево. Кругообразные движения с постепенно возрастающей амплитудой.</text:p>
        </text:list-item>
        <text:list-item>
          <text:p text:style-name="P10">И. п. небольшой наклон в сторону больной руки. Заводим руку за спину, сгибая ее в локтевом суставе.</text:p>
        </text:list-item>
        <text:list-item>
          <text:p text:style-name="P10">И.п. — тоже. Ротационные движения в плечевом суставе.</text:p>
        </text:list-item>
        <text:list-item>
          <text:p text:style-name="P10">И.п. — о.с. медленное сгибание в локтевом суставе, скользя ладонями сначала по бёдрам, затем по туловищу.</text:p>
        </text:list-item>
        <text:list-item>
          <text:p text:style-name="P10">И.п. — руки к плечам. Отведения и приведения плеча.</text:p>
        </text:list-item>
        <text:list-item>
          <text:p text:style-name="P10">И.п. — руки перед грудью. Отведение рук назад. Упражнения требующие активного напряжения мышц повторяют 5-6 раз.</text:p>
        </text:list-item>
      </text:list>
      <text:list xml:id="list31401757" text:continue-list="list31374111" text:style-name="WW8Num7">
        <text:list-header>
          <text:p text:style-name="P9"/>
        </text:list-header>
      </text:list>
      <text:p text:style-name="P4">3. Период (8неделя)</text:p>
      <text:list xml:id="list3797515105122008565" text:style-name="L3">
        <text:list-item>
          <text:p text:style-name="P11">И.п. — наклон вперёд, руки вниз, пальцы в замок. Качательные движения руками в перёд с короткой задержкой их над головой. После нескольких движений положить руки на голову, потом выпрямить туловище.</text:p>
        </text:list-item>
        <text:list-item>
          <text:p text:style-name="P11">И.п. — руки на голове. Пальцы в замок. Сведение и разведение локтей.</text:p>
        </text:list-item>
        <text:list-item>
          <text:p text:style-name="P11">И.п. — предплечье больной руки на рейке гимнастической стенки, на уровне плеча, кисть сжата в кулак. Опускание и поднимание предплечья ниже и выше опоры (ротация плеча).</text:p>
        </text:list-item>
        <text:list-item>
          <text:p text:style-name="P11">И.п. — стоя лицом к гимнастической стенке. Хват прямыми руками за рейку на уровне груди. Отходя на полшага назад, перенести на руки часть тяжести тела.</text:p>
        </text:list-item>
        <text:list-item>
          <text:p text:style-name="P11">И.п. — в больной руке булава. Большие махи и круги булавой.</text:p>
        </text:list-item>
        <text:list-item>
          <text:p text:style-name="P11">И.п. — в руках палка. Поднимать палку над головой, опустить на лопатки, поднять над головой.</text:p>
        </text:list-item>
        <text:list-item>
          <text:p text:style-name="P12">Катание мяча (медленно из одной руки в другую, вокруг таза, поясницы, заводя руку с мячом за спину и приняв второй рукой по кругу) слева налево и наоборот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Courier New" svg:font-family="'Courier New'"/>
    <style:font-face style:name="OpenSymbol1" svg:font-family="OpenSymbol"/>
    <style:font-face style:name="OpenSymbol2" svg:font-family="OpenSymbol, 'Arial Unicode MS'"/>
    <style:font-face style:name="Tahoma1" svg:font-family="Tahoma"/>
    <style:font-face style:name="Courier New1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rier New" fo:font-size="11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Courier New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Courier New" fo:font-size="12pt"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Courier New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rier New" fo:font-size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7z0" style:family="text">
      <style:text-properties style:font-name="Symbol" style:font-name-complex="OpenSymbol2"/>
    </style:style>
    <style:style style:name="WW8Num7z1" style:family="text">
      <style:text-properties style:font-name="Courier New1" style:font-name-complex="Courier New1"/>
    </style:style>
    <style:style style:name="WW8Num5z0" style:family="text">
      <style:text-properties style:font-name="Symbol1"/>
    </style:style>
    <style:style style:name="WW8Num5z1" style:family="text">
      <style:text-properties style:font-name="Courier New1"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/>
        </style:list-level-properties>
        <style:text-properties style:font-name="Symbol"/>
      </text:list-level-style-bullet>
      <text:list-level-style-bullet text:level="2" text:style-name="WW8Num7z1" text:bullet-char="◦">
        <style:list-level-properties text:list-level-position-and-space-mode="label-alignment">
          <style:list-level-label-alignment text:label-followed-by="listtab" text:list-tab-stop-position="1.905cm"/>
        </style:list-level-properties>
        <style:text-properties style:font-name="OpenSymbol2"/>
      </text:list-level-style-bullet>
      <text:list-level-style-bullet text:level="3" text:style-name="WW8Num7z1" text:bullet-char="▪">
        <style:list-level-properties text:list-level-position-and-space-mode="label-alignment">
          <style:list-level-label-alignment text:label-followed-by="listtab" text:list-tab-stop-position="2.54cm"/>
        </style:list-level-properties>
        <style:text-properties style:font-name="OpenSymbol2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3.175cm"/>
        </style:list-level-properties>
        <style:text-properties style:font-name="Symbol"/>
      </text:list-level-style-bullet>
      <text:list-level-style-bullet text:level="5" text:style-name="WW8Num7z1" text:bullet-char="◦">
        <style:list-level-properties text:list-level-position-and-space-mode="label-alignment">
          <style:list-level-label-alignment text:label-followed-by="listtab" text:list-tab-stop-position="3.81cm"/>
        </style:list-level-properties>
        <style:text-properties style:font-name="OpenSymbol2"/>
      </text:list-level-style-bullet>
      <text:list-level-style-bullet text:level="6" text:style-name="WW8Num7z1" text:bullet-char="▪">
        <style:list-level-properties text:list-level-position-and-space-mode="label-alignment">
          <style:list-level-label-alignment text:label-followed-by="listtab" text:list-tab-stop-position="4.445cm"/>
        </style:list-level-properties>
        <style:text-properties style:font-name="OpenSymbol2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5.08cm"/>
        </style:list-level-properties>
        <style:text-properties style:font-name="Symbol"/>
      </text:list-level-style-bullet>
      <text:list-level-style-bullet text:level="8" text:style-name="WW8Num7z1" text:bullet-char="◦">
        <style:list-level-properties text:list-level-position-and-space-mode="label-alignment">
          <style:list-level-label-alignment text:label-followed-by="listtab" text:list-tab-stop-position="5.715cm"/>
        </style:list-level-properties>
        <style:text-properties style:font-name="OpenSymbol2"/>
      </text:list-level-style-bullet>
      <text:list-level-style-bullet text:level="9" text:style-name="WW8Num7z1" text:bullet-char="▪">
        <style:list-level-properties text:list-level-position-and-space-mode="label-alignment">
          <style:list-level-label-alignment text:label-followed-by="listtab" text:list-tab-stop-position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1.905cm"/>
        </style:list-level-properties>
        <style:text-properties style:font-name="OpenSymbol2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2.54cm"/>
        </style:list-level-properties>
        <style:text-properties style:font-name="OpenSymbol2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3.175cm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3.81cm"/>
        </style:list-level-properties>
        <style:text-properties style:font-name="OpenSymbol2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4.445cm"/>
        </style:list-level-properties>
        <style:text-properties style:font-name="OpenSymbol2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5.08cm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5.715cm"/>
        </style:list-level-properties>
        <style:text-properties style:font-name="OpenSymbol2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bullet text:level="1" text:style-name="Zeichenformat" style:num-suffix="." text:bullet-char="•">
        <style:list-level-properties text:space-before="0.635cm" text:min-label-width="0.635cm"/>
        <style:text-properties style:font-name="OpenSymbol2"/>
      </text:list-level-style-bullet>
      <text:list-level-style-bullet text:level="2" text:style-name="Zeichenformat" style:num-suffix="." text:bullet-char="◦">
        <style:list-level-properties text:space-before="1.27cm" text:min-label-width="0.635cm"/>
        <style:text-properties style:font-name="OpenSymbol2"/>
      </text:list-level-style-bullet>
      <text:list-level-style-bullet text:level="3" text:style-name="Zeichenformat" style:num-suffix="." text:bullet-char="▪">
        <style:list-level-properties text:space-before="1.905cm" text:min-label-width="0.635cm"/>
        <style:text-properties style:font-name="OpenSymbol2"/>
      </text:list-level-style-bullet>
      <text:list-level-style-bullet text:level="4" text:style-name="Zeichenformat" style:num-suffix="." text:bullet-char="•">
        <style:list-level-properties text:space-before="2.54cm" text:min-label-width="0.635cm"/>
        <style:text-properties style:font-name="OpenSymbol2"/>
      </text:list-level-style-bullet>
      <text:list-level-style-bullet text:level="5" text:style-name="Zeichenformat" style:num-suffix="." text:bullet-char="◦">
        <style:list-level-properties text:space-before="3.175cm" text:min-label-width="0.635cm"/>
        <style:text-properties style:font-name="OpenSymbol2"/>
      </text:list-level-style-bullet>
      <text:list-level-style-bullet text:level="6" text:style-name="Zeichenformat" style:num-suffix="." text:bullet-char="▪">
        <style:list-level-properties text:space-before="3.81cm" text:min-label-width="0.635cm"/>
        <style:text-properties style:font-name="OpenSymbol2"/>
      </text:list-level-style-bullet>
      <text:list-level-style-bullet text:level="7" text:style-name="Zeichenformat" style:num-suffix="." text:bullet-char="•">
        <style:list-level-properties text:space-before="4.445cm" text:min-label-width="0.635cm"/>
        <style:text-properties style:font-name="OpenSymbol2"/>
      </text:list-level-style-bullet>
      <text:list-level-style-bullet text:level="8" text:style-name="Zeichenformat" style:num-suffix="." text:bullet-char="◦">
        <style:list-level-properties text:space-before="5.08cm" text:min-label-width="0.635cm"/>
        <style:text-properties style:font-name="OpenSymbol2"/>
      </text:list-level-style-bullet>
      <text:list-level-style-bullet text:level="9" text:style-name="Zeichenformat" style:num-suffix="." text:bullet-char="▪">
        <style:list-level-properties text:space-before="5.715cm" text:min-label-width="0.635cm"/>
        <style:text-properties style:font-name="Open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Zeichenformat" style:num-suffix="." text:bullet-char="•">
        <style:list-level-properties text:space-before="0.635cm" text:min-label-width="0.635cm"/>
        <style:text-properties style:font-name="OpenSymbol2"/>
      </text:list-level-style-bullet>
      <text:list-level-style-bullet text:level="2" text:style-name="Zeichenformat" style:num-suffix="." text:bullet-char="◦">
        <style:list-level-properties text:space-before="1.27cm" text:min-label-width="0.635cm"/>
        <style:text-properties style:font-name="OpenSymbol2"/>
      </text:list-level-style-bullet>
      <text:list-level-style-bullet text:level="3" text:style-name="Zeichenformat" style:num-suffix="." text:bullet-char="▪">
        <style:list-level-properties text:space-before="1.905cm" text:min-label-width="0.635cm"/>
        <style:text-properties style:font-name="OpenSymbol2"/>
      </text:list-level-style-bullet>
      <text:list-level-style-bullet text:level="4" text:style-name="Zeichenformat" style:num-suffix="." text:bullet-char="•">
        <style:list-level-properties text:space-before="2.54cm" text:min-label-width="0.635cm"/>
        <style:text-properties style:font-name="OpenSymbol2"/>
      </text:list-level-style-bullet>
      <text:list-level-style-bullet text:level="5" text:style-name="Zeichenformat" style:num-suffix="." text:bullet-char="◦">
        <style:list-level-properties text:space-before="3.175cm" text:min-label-width="0.635cm"/>
        <style:text-properties style:font-name="OpenSymbol2"/>
      </text:list-level-style-bullet>
      <text:list-level-style-bullet text:level="6" text:style-name="Zeichenformat" style:num-suffix="." text:bullet-char="▪">
        <style:list-level-properties text:space-before="3.81cm" text:min-label-width="0.635cm"/>
        <style:text-properties style:font-name="OpenSymbol2"/>
      </text:list-level-style-bullet>
      <text:list-level-style-bullet text:level="7" text:style-name="Zeichenformat" style:num-suffix="." text:bullet-char="•">
        <style:list-level-properties text:space-before="4.445cm" text:min-label-width="0.635cm"/>
        <style:text-properties style:font-name="OpenSymbol2"/>
      </text:list-level-style-bullet>
      <text:list-level-style-bullet text:level="8" text:style-name="Zeichenformat" style:num-suffix="." text:bullet-char="◦">
        <style:list-level-properties text:space-before="5.08cm" text:min-label-width="0.635cm"/>
        <style:text-properties style:font-name="OpenSymbol2"/>
      </text:list-level-style-bullet>
      <text:list-level-style-bullet text:level="9" text:style-name="Zeichenformat" style:num-suffix="." text:bullet-char="▪">
        <style:list-level-properties text:space-before="5.715cm" text:min-label-width="0.635cm"/>
        <style:text-properties style:font-name="Open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Zeichenformat" style:num-suffix="." text:bullet-char="•">
        <style:list-level-properties text:space-before="0.635cm" text:min-label-width="0.635cm"/>
        <style:text-properties style:font-name="OpenSymbol2"/>
      </text:list-level-style-bullet>
      <text:list-level-style-bullet text:level="2" text:style-name="Zeichenformat" style:num-suffix="." text:bullet-char="◦">
        <style:list-level-properties text:space-before="1.27cm" text:min-label-width="0.635cm"/>
        <style:text-properties style:font-name="OpenSymbol2"/>
      </text:list-level-style-bullet>
      <text:list-level-style-bullet text:level="3" text:style-name="Zeichenformat" style:num-suffix="." text:bullet-char="▪">
        <style:list-level-properties text:space-before="1.905cm" text:min-label-width="0.635cm"/>
        <style:text-properties style:font-name="OpenSymbol2"/>
      </text:list-level-style-bullet>
      <text:list-level-style-bullet text:level="4" text:style-name="Zeichenformat" style:num-suffix="." text:bullet-char="•">
        <style:list-level-properties text:space-before="2.54cm" text:min-label-width="0.635cm"/>
        <style:text-properties style:font-name="OpenSymbol2"/>
      </text:list-level-style-bullet>
      <text:list-level-style-bullet text:level="5" text:style-name="Zeichenformat" style:num-suffix="." text:bullet-char="◦">
        <style:list-level-properties text:space-before="3.175cm" text:min-label-width="0.635cm"/>
        <style:text-properties style:font-name="OpenSymbol2"/>
      </text:list-level-style-bullet>
      <text:list-level-style-bullet text:level="6" text:style-name="Zeichenformat" style:num-suffix="." text:bullet-char="▪">
        <style:list-level-properties text:space-before="3.81cm" text:min-label-width="0.635cm"/>
        <style:text-properties style:font-name="OpenSymbol2"/>
      </text:list-level-style-bullet>
      <text:list-level-style-bullet text:level="7" text:style-name="Zeichenformat" style:num-suffix="." text:bullet-char="•">
        <style:list-level-properties text:space-before="4.445cm" text:min-label-width="0.635cm"/>
        <style:text-properties style:font-name="OpenSymbol2"/>
      </text:list-level-style-bullet>
      <text:list-level-style-bullet text:level="8" text:style-name="Zeichenformat" style:num-suffix="." text:bullet-char="◦">
        <style:list-level-properties text:space-before="5.08cm" text:min-label-width="0.635cm"/>
        <style:text-properties style:font-name="OpenSymbol2"/>
      </text:list-level-style-bullet>
      <text:list-level-style-bullet text:level="9" text:style-name="Zeichenformat" style:num-suffix="." text:bullet-char="▪">
        <style:list-level-properties text:space-before="5.715cm" text:min-label-width="0.635cm"/>
        <style:text-properties style:font-name="Open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9T16:37:40.45</meta:creation-date>
    <dc:date>2020-02-26T11:17:02.83</dc:date>
    <meta:editing-duration>PT7H3M10S</meta:editing-duration>
    <meta:editing-cycles>10</meta:editing-cycles>
    <meta:generator>OpenOffice.org/3.4.1$Win32 OpenOffice.org_project/341m1$Build-9593</meta:generator>
    <meta:print-date>2019-01-24T19:19:09.36</meta:print-date>
    <meta:document-statistic meta:table-count="0" meta:image-count="0" meta:object-count="0" meta:page-count="2" meta:paragraph-count="34" meta:word-count="634" meta:character-count="4106"/>
  </office:meta>
</office:document-meta>
</file>